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500000035114C94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Droid Sans" svg:font-family="'Droid 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Lucida Grande" svg:font-family="'Lucida Grande'" style:font-family-generic="system" style:font-pitch="variable"/>
    <style:font-face style:name="Times" svg:font-family="Times" style:font-family-generic="system" style:font-pitch="variable"/>
  </office:font-face-decls>
  <office:automatic-styles>
    <style:style style:name="Table1" style:family="table">
      <style:table-properties style:width="9.7083in" fo:margin-left="-0.0785in" table:align="left"/>
    </style:style>
    <style:style style:name="Table1.A" style:family="table-column">
      <style:table-column-properties style:column-width="2.1833in"/>
    </style:style>
    <style:style style:name="Table1.B" style:family="table-column">
      <style:table-column-properties style:column-width="1.6917in"/>
    </style:style>
    <style:style style:name="Table1.C" style:family="table-column">
      <style:table-column-properties style:column-width="5.8333in"/>
    </style:style>
    <style:style style:name="Table1.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9.7069in" fo:margin-left="-0.0785in" table:align="left"/>
    </style:style>
    <style:style style:name="Table2.A" style:family="table-column">
      <style:table-column-properties style:column-width="3.0125in"/>
    </style:style>
    <style:style style:name="Table2.B" style:family="table-column">
      <style:table-column-properties style:column-width="3.25in"/>
    </style:style>
    <style:style style:name="Table2.C" style:family="table-column">
      <style:table-column-properties style:column-width="3.4444in"/>
    </style:style>
    <style:style style:name="Table2.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fo:padding-left="0.075in" fo:padding-right="0.075in" fo:padding-top="0in" fo:padding-bottom="0in" fo:border="0.5pt solid #000000" style:writing-mode="lr-tb"/>
    </style:style>
    <style:style style:name="P1" style:family="paragraph" style:parent-style-name="Fußzeile">
      <style:paragraph-properties fo:text-align="end" style:justify-single-word="false"/>
    </style:style>
    <style:style style:name="P2" style:family="paragraph" style:parent-style-name="Standard">
      <style:text-properties style:font-name="Liberation Serif"/>
    </style:style>
    <style:style style:name="P3" style:family="paragraph" style:parent-style-name="Standard">
      <style:paragraph-properties fo:text-align="center" style:justify-single-word="false"/>
      <style:text-properties style:font-name="Liberation Serif" fo:font-size="16pt" style:font-size-asian="16pt"/>
    </style:style>
    <style:style style:name="P4" style:family="paragraph" style:parent-style-name="Standard">
      <style:text-properties style:font-name="Liberation Serif" fo:font-size="11pt" style:font-size-asian="11pt"/>
    </style:style>
    <style:style style:name="P5" style:family="paragraph" style:parent-style-name="Standard">
      <style:paragraph-properties style:snap-to-layout-grid="false"/>
      <style:text-properties style:font-name="Liberation Serif" fo:font-size="11pt" style:font-size-asian="11pt"/>
    </style:style>
    <style:style style:name="P6" style:family="paragraph" style:parent-style-name="Standard">
      <style:text-properties style:font-name="Liberation Serif" fo:font-size="7pt" style:font-size-asian="7pt"/>
    </style:style>
    <style:style style:name="P7" style:family="paragraph" style:parent-style-name="Table_20_Contents">
      <style:text-properties fo:color="#000000" style:font-name="Arial" fo:background-color="#ffffff" style:font-name-complex="Arial"/>
    </style:style>
    <style:style style:name="P8" style:family="paragraph" style:parent-style-name="Überschrift_20_1" style:master-page-name="MP0">
      <style:paragraph-properties style:page-number="auto" fo:break-before="page"/>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1pt" fo:font-style="italic" style:font-size-asian="11pt" style:font-style-asian="italic"/>
    </style:style>
    <style:style style:name="T2" style:family="text">
      <style:text-properties fo:language="de" fo:country="DE" style:language-asian="de" style:country-asian="DE"/>
    </style:style>
    <style:style style:name="T3" style:family="text">
      <style:text-properties style:font-name="FreeMono" fo:font-size="9pt" style:font-size-asian="9pt"/>
    </style:style>
    <style:style style:name="T4" style:family="text">
      <style:text-properties fo:font-size="9pt" fo:font-style="italic" style:font-size-asian="9pt" style:font-style-asian="italic"/>
    </style:style>
    <style:style style:name="T5" style:family="text">
      <style:text-properties fo:font-size="9pt" fo:font-style="italic" style:font-size-asian="9pt" style:font-style-asian="italic" style:font-size-complex="9pt"/>
    </style:style>
    <style:style style:name="T6" style:family="text">
      <style:text-properties fo:font-size="9pt" fo:font-style="italic" fo:font-weight="bold" style:font-size-asian="9pt" style:font-style-asian="italic" style:font-weight-asian="bold" style:font-size-complex="9pt" style:font-weight-complex="bold"/>
    </style:style>
    <style:style style:name="T7" style:family="text">
      <style:text-properties fo:font-style="italic" style:font-style-asian="italic"/>
    </style:style>
    <style:style style:name="T8" style:family="text">
      <style:text-properties fo:font-size="8pt" style:font-size-asian="8pt" style:font-size-complex="8pt"/>
    </style:style>
    <style:style style:name="T9" style:family="text">
      <style:text-properties style:text-underline-style="solid" style:text-underline-width="auto" style:text-underline-color="font-color" style:text-underline-mode="continuous" style:text-overline-mode="continuous" style:text-line-through-mode="continuous" style:font-name-complex="Times New Roman" style:language-complex="en" style:country-complex="US"/>
    </style:style>
    <style:style style:name="T10" style:family="text">
      <style:text-properties fo:font-size="10pt" style:font-size-asian="10pt" style:font-name-complex="Times New Roman" style:language-complex="en" style:country-complex="US"/>
    </style:style>
    <style:style style:name="T11" style:family="text">
      <style:text-properties fo:color="#000000" style:font-name="Arial" fo:background-color="#ffffff" loext:char-shading-value="0" style:font-name-complex="Arial"/>
    </style:style>
    <style:style style:name="T12" style:family="text">
      <style:text-properties style:font-name="Liberation Serif"/>
    </style:style>
    <style:style style:name="T13" style:family="text">
      <style:text-properties fo:font-variant="normal" fo:text-transform="none"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riple Entry Journal Template for Free Software in Education</text:h>
      <text:h text:style-name="Überschrift_20_4" text:outline-level="4">Free Software as defined as <text:a xlink:type="simple" xlink:href="https://www.gnu.org/philosophy/free-sw.en.html" office:target-frame-name="_top" xlink:show="replace">https://www.gnu.org/philosophy/free-sw.en.html</text:a></text:h>
      <text:p text:style-name="P3"/>
      <table:table table:name="Table1" table:style-name="Table1">
        <table:table-column table:style-name="Table1.A"/>
        <table:table-column table:style-name="Table1.B"/>
        <table:table-column table:style-name="Table1.C"/>
        <table:table-row>
          <table:table-cell table:style-name="Table1.A1" table:number-rows-spanned="2" table:number-columns-spanned="2" office:value-type="string">
            <text:p text:style-name="Table_20_Header">Content Author's Name:</text:p>
            <text:p text:style-name="P4">Christian Scheub</text:p>
          </table:table-cell>
          <table:covered-table-cell/>
          <table:table-cell table:style-name="Table1.C1" office:value-type="string">
            <text:p text:style-name="Table_20_Header">Date(s):11.01.2017</text:p>
          </table:table-cell>
        </table:table-row>
        <table:table-row>
          <table:covered-table-cell/>
          <table:covered-table-cell/>
          <table:table-cell table:style-name="Table1.C2" office:value-type="string">
            <text:p text:style-name="Table_20_Contents">Author's Chosen Copyright: CC-BY-ND <text:a xlink:type="simple" xlink:href="https://creativecommons.org/licenses/by-nd/4.0/" office:target-frame-name="_top" xlink:show="replace"><text:span text:style-name="Absatz-Standardschriftart"><text:span text:style-name="T7">https://creativecommons.org/licenses/by-</text:span></text:span></text:a><text:a xlink:type="simple" xlink:href="https://creativecommons.org/licenses/by-nd/4.0/" office:target-frame-name="_top" xlink:show="replace"><text:span text:style-name="Absatz-Standardschriftart"><text:span text:style-name="T7">nd</text:span></text:span></text:a><text:a xlink:type="simple" xlink:href="https://creativecommons.org/licenses/by-nd/4.0/" office:target-frame-name="_top" xlink:show="replace"><text:span text:style-name="Absatz-Standardschriftart"><text:span text:style-name="T7">/4.0/</text:span></text:span></text:a></text:p>
            <text:p text:style-name="Table_20_Contents"><text:span text:style-name="Absatz-Standardschriftart"><text:span text:style-name="T5">*Note that f another copyright license is desired, you must change </text:span></text:span><text:span text:style-name="Absatz-Standardschriftart"><text:span text:style-name="T6">before</text:span></text:span><text:span text:style-name="Absatz-Standardschriftart"><text:span text:style-name="T5"> distribution.</text:span></text:span></text:p>
          </table:table-cell>
        </table:table-row>
        <table:table-row>
          <table:table-cell table:style-name="Table1.A1" office:value-type="string">
            <text:p text:style-name="Table_20_Contents">Context <text:span text:style-name="Absatz-Standardschriftart"><text:span text:style-name="T8">(e.g. reading, presentation, etc.)</text:span></text:span>:</text:p>
          </table:table-cell>
          <table:table-cell table:style-name="Table1.C1" table:number-columns-spanned="2" office:value-type="string">
            <text:p text:style-name="Table_20_Contents"/>
            <text:p text:style-name="Table_20_Contents"/>
          </table:table-cell>
          <table:covered-table-cell/>
        </table:table-row>
        <table:table-row>
          <table:table-cell table:style-name="Table1.A1" office:value-type="string">
            <text:p text:style-name="Table_20_Contents">Goal or Purpose:</text:p>
          </table:table-cell>
          <table:table-cell table:style-name="Table1.C1" table:number-columns-spanned="2" office:value-type="string">
            <text:p text:style-name="P5">Learning why and prof that free software is important for our education</text:p>
            <text:p text:style-name="Table_20_Contents"/>
          </table:table-cell>
          <table:covered-table-cell/>
        </table:table-row>
        <table:table-row>
          <table:table-cell table:style-name="Table1.A1" office:value-type="string">
            <text:p text:style-name="Table_20_Contents">Framing Question(s):</text:p>
          </table:table-cell>
          <table:table-cell table:style-name="Table1.C1" table:number-columns-spanned="2" office:value-type="string">
            <text:p text:style-name="P5">Why is Free Software important for education: write a Triple Entry Journal (Sugar Labs)?</text:p>
            <text:p text:style-name="Table_20_Contents"/>
          </table:table-cell>
          <table:covered-table-cell/>
        </table:table-row>
      </table:table>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Table_20_Header"><text:span text:style-name="Absatz-Standardschriftart"><text:span text:style-name="T9">Objective Information</text:span></text:span></text:p>
            <text:p text:style-name="Table_20_Contents"><text:span text:style-name="Absatz-Standardschriftart"><text:span text:style-name="T10">(observations, possibly in the form of quotations from readings or media or a non-subjective personal description of an event etc.)</text:span></text:span></text:p>
          </table:table-cell>
          <table:table-cell table:style-name="Table2.A1" office:value-type="string">
            <text:p text:style-name="Table_20_Header"><text:span text:style-name="Absatz-Standardschriftart"><text:span text:style-name="T9">Personal Response</text:span></text:span></text:p>
            <text:p text:style-name="Table_20_Contents"><text:span text:style-name="Absatz-Standardschriftart"><text:span text:style-name="T10">(subjective interpretation of events, words, artifacts, readings, questions raised, etc.)</text:span></text:span></text:p>
          </table:table-cell>
          <table:table-cell table:style-name="Table2.C1" office:value-type="string">
            <text:p text:style-name="Table_20_Header"><text:span text:style-name="Absatz-Standardschriftart"><text:span text:style-name="T9">Implications with regard to Free Software in Education</text:span></text:span></text:p>
            <text:p text:style-name="Table_20_Contents"><text:span text:style-name="Absatz-Standardschriftart"><text:span text:style-name="T10">(new questions, application of ideas, reconsiderations of viewpoint, etc.)</text:span></text:span></text:p>
          </table:table-cell>
        </table:table-row>
        <table:table-row>
          <table:table-cell table:style-name="Table2.A1" office:value-type="string">
            <text:p text:style-name="Table_20_Contents"/>
            <text:p text:style-name="Table_20_Contents"/>
            <text:p text:style-name="Table_20_Contents"/>
            <text:p text:style-name="Table_20_Contents"/>
            <text:p text:style-name="Table_20_Contents">“<text:span text:style-name="Absatz-Standardschriftart"><text:span text:style-name="T11">proprietary software is secret, restricted knowledge, which is the opposite of the mission of educational institutions. Free Software supports education, proprietary software forbids education” (Source 1)</text:span></text:span></text:p>
            <text:p text:style-name="Table_20_Contents"/>
            <text:p text:style-name="Table_20_Contents"/>
          </table:table-cell>
          <table:table-cell table:style-name="Table2.A1" office:value-type="string">
            <text:p text:style-name="Table_20_Contents">Yes, it is true free software supports much more education than proprietary software because when it is free and open Source you can use it anywhere you want, modify as you want and do what you want to do and aren´t restrict to the will of a big company like Microsoft etc.</text:p>
          </table:table-cell>
          <table:table-cell table:style-name="Table2.C1" office:value-type="string">
            <text:p text:style-name="Table_20_Contents">We could use for example Linux systems in our schools in combination with liber office so students learn that open source and free software is also good and do what it should and more. And also, if we would do this every school and teacher can customize the devices from the classroom as he wants so he could for example blocking some websites, use a special theme etc. And it would also be much easier for the system admins to work with it.</text:p>
          </table:table-cell>
        </table:table-row>
        <table:table-row>
          <table:table-cell table:style-name="Table2.A1" office:value-type="string">
            <text:p text:style-name="Table_20_Contents"/>
            <text:p text:style-name="Table_20_Contents">“<text:span text:style-name="Absatz-Standardschriftart"><text:span text:style-name="T11">Free software can save schools money…” (Source 2)</text:span></text:span></text:p>
            <text:p text:style-name="Table_20_Contents"><text:soft-page-break/></text:p>
            <text:p text:style-name="Table_20_Contents"/>
            <text:p text:style-name="Table_20_Contents"/>
            <text:p text:style-name="Table_20_Contents"/>
            <text:p text:style-name="Table_20_Contents"/>
            <text:p text:style-name="Table_20_Contents"/>
          </table:table-cell>
          <table:table-cell table:style-name="Table2.A1" office:value-type="string">
            <text:p text:style-name="Table_20_Contents">Yes, it is a very good point because for example at my old school we hadn´t much money for technique but the crazy thing was we still had <text:soft-page-break/>used Microsoft Products that costs money and not the free things like Ubuntu and LibreOffice</text:p>
          </table:table-cell>
          <table:table-cell table:style-name="Table2.C1" office:value-type="string">
            <text:p text:style-name="Table_20_Contents">Use less proprietary software and more free software and we could have money for more great things for example more Computers</text:p>
          </table:table-cell>
        </table:table-row>
        <table:table-row>
          <table:table-cell table:style-name="Table2.A1" office:value-type="string">
            <text:p text:style-name="Table_20_Contents"><text:span text:style-name="Absatz-Standardschriftart"><text:span text:style-name="T11">“They should promote the use of free software just as they promote conservation and voting.” (Source 2)</text:span></text:spa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2.A1" office:value-type="string">
            <text:p text:style-name="Table_20_Contents"><office:annotation office:name="__Fieldmark__807_541005522"><dc:creator>Devin Ulibarri</dc:creator><dc:date>2017-01-12T11:15:33.592087062</dc:date><text:list text:style-name=""><text:list-item><text:p text:style-name="P9"><text:span text:style-name="T13">Richard Stallman's idea is that free software, since it empowers all its users to contribute to its design promotes democratic decision making, since everyone in a group can have a say in what is implemented and how it should work.</text:span></text:p></text:list-item></text:list></office:annotation>Today in such a modern society it is really important to be able to work with as many systems as possible so I think it is maybe not such important like voting but it is still important in our society and then it would be the best if you can work good with free software because you can use it also at home or at the office<office:annotation-end office:name="__Fieldmark__807_541005522"/></text:p>
          </table:table-cell>
          <table:table-cell table:style-name="Table2.C1" office:value-type="string">
            <text:p text:style-name="Table_20_Contents"><office:annotation office:name="__Fieldmark__808_541005522"><dc:creator>Devin Ulibarri</dc:creator><dc:date>2017-01-12T11:17:07.844187768</dc:date><text:list text:continue-numbering="true" text:style-name=""><text:list-item><text:p text:style-name="P9"><text:span text:style-name="T13">Add more detail. This is not a complete sentence.</text:span></text:p></text:list-item></text:list></office:annotation>That we should learning in school like working with word etc. also working with Ubuntu, LibreOffice etc.<office:annotation-end office:name="__Fieldmark__808_541005522"/></text:p>
          </table:table-cell>
        </table:table-row>
        <table:table-row>
          <table:table-cell table:style-name="Table2.A1" office:value-type="string">
            <text:p text:style-name="Table_20_Contents"/>
            <text:p text:style-name="Table_20_Contents"/>
            <text:p text:style-name="Table_20_Contents">“Why, after all, do some proprietary software developers offer gratis copies(1) of their nonfree programs to schools? Because they want to use the schools to implant dependence on their products, like tobacco companies distributing gratis cigarettes to school children(2).”<text:span text:style-name="Absatz-Standardschriftart"><text:span text:style-name="T11"> (Source 2)</text:span></text:span></text:p>
            <text:p text:style-name="Table_20_Contents"/>
            <text:p text:style-name="Table_20_Contents"/>
            <text:p text:style-name="Table_20_Contents"/>
            <text:p text:style-name="Table_20_Contents"/>
            <text:p text:style-name="Table_20_Contents"/>
          </table:table-cell>
          <table:table-cell table:style-name="Table2.A1" office:value-type="string">
            <text:p text:style-name="Table_20_Contents">This is really true so for example we learned to work with Word, Exel etc. but not how to work with LibreOffice and so much of my friends start to think that Word etc. have more functions and is easier. But when they try it out they realize that it is much easier and better.</text:p>
            <text:p text:style-name="Table_20_Contents"><text:s/>Why do schools teach us to work with products that cost money and not free products that everybody can use at home?</text:p>
            <text:p text:style-name="Table_20_Contents"/>
          </table:table-cell>
          <table:table-cell table:style-name="Table2.C1" office:value-type="string">
            <text:p text:style-name="Table_20_Contents"><office:annotation office:name="__Fieldmark__809_541005522"><dc:creator>Devin Ulibarri</dc:creator><dc:date>2017-01-12T11:17:25.468837384</dc:date><text:list text:continue-numbering="true" text:style-name=""><text:list-item><text:p text:style-name="P9"><text:span text:style-name="T13">More detail needed.</text:span></text:p></text:list-item><text:list-item><text:p text:style-name="P9"><text:span text:style-name="T13"/></text:p></text:list-item><text:list-item><text:p text:style-name="P9"><text:span text:style-name="T13">Please add the “why” information.</text:span></text:p></text:list-item></text:list></office:annotation>The schools should start to work and teach us with free products and not just proprietary software<office:annotation-end office:name="__Fieldmark__809_541005522"/></text:p>
          </table:table-cell>
        </table:table-row>
        <text:soft-page-break/>
        <table:table-row>
          <table:table-cell table:style-name="Table2.A1" office:value-type="string">
            <text:p text:style-name="Table_20_Contents"><text:span text:style-name="Absatz-Standardschriftart"><text:span text:style-name="T11">“How do you learn to write code for large programs? You do that by writing lots of changes in existing large programs. Free Software lets you do this; proprietary software forbids this. Any school can offer its students the chance to master the craft of programming, but only if it is a free software school.” (Source 2)</text:span></text:span></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2.A1" office:value-type="string">
            <text:p text:style-name="Table_20_Contents">This is so true! For example, in the Google Code In 2016 where you work with big programs I learned a lot about HTML programming <office:annotation office:name="__Fieldmark__810_541005522"><dc:creator>Devin Ulibarri</dc:creator><dc:date>2017-01-12T11:18:37.605587387</dc:date><text:list text:continue-numbering="true" text:style-name=""><text:list-item><text:p text:style-name="P9"><text:span text:style-name="T13">Please add more description.</text:span></text:p></text:list-item><text:list-item><text:p text:style-name="P9"><text:span text:style-name="T13"/></text:p></text:list-item><text:list-item><text:p text:style-name="P9"><text:span text:style-name="T13">By “other big companies” do you mean SugarLabs?</text:span></text:p></text:list-item><text:list-item><text:p text:style-name="P9"><text:span text:style-name="T13"/></text:p></text:list-item><text:list-item><text:p text:style-name="P9"><text:span text:style-name="T13">What specifically do you mean?</text:span></text:p></text:list-item></text:list></office:annotation>because I work with other big company’s and websites and understand it much better.<office:annotation-end office:name="__Fieldmark__810_541005522"/></text:p>
          </table:table-cell>
          <table:table-cell table:style-name="Table2.C1" office:value-type="string">
            <text:p text:style-name="Table_20_Contents"><office:annotation office:name="__Fieldmark__811_541005522"><dc:creator>Devin Ulibarri</dc:creator><dc:date>2017-01-12T11:19:27.148130263</dc:date><text:list text:continue-numbering="true" text:style-name=""><text:list-item><text:p text:style-name="P9"><text:span text:style-name="T13">This is a good start.</text:span></text:p></text:list-item><text:list-item><text:p text:style-name="P9"><text:span text:style-name="T13"/></text:p></text:list-item><text:list-item><text:p text:style-name="P9"><text:span text:style-name="T13">Please add more detail.</text:span></text:p></text:list-item></text:list></office:annotation>Schools should start to use open source programs so students can experiment and learn how to make a big program and to change things inside.<office:annotation-end office:name="__Fieldmark__811_541005522"/></text:p>
          </table:table-cell>
        </table:table-row>
        <table:table-row>
          <table:table-cell table:style-name="Table2.A1" office:value-type="string">
            <text:p text:style-name="P7">“Of course, the school must practice what it preaches: it should bring only free software to class (except objects for reverse-engineering), and share copies including source code with the students so they can copy it, take it home, and redistribute it further.” (Source 2)</text:p>
          </table:table-cell>
          <table:table-cell table:style-name="Table2.A1" office:value-type="string">
            <text:p text:style-name="Table_20_Contents">Maybe some students would work them much more and with more fun at home for school because <office:annotation office:name="__Fieldmark__812_541005522"><dc:creator>Devin Ulibarri</dc:creator><dc:date>2017-01-12T11:20:06.286910482</dc:date><text:list text:continue-numbering="true" text:style-name=""><text:list-item><text:p text:style-name="P9"><text:span text:style-name="T13">grammar</text:span></text:p></text:list-item></text:list></office:annotation>they have than a real project on that they can work on and learn much at this project<office:annotation-end office:name="__Fieldmark__812_541005522"/></text:p>
          </table:table-cell>
          <table:table-cell table:style-name="Table2.C1" office:value-type="string">
            <text:p text:style-name="Table_20_Contents"><office:annotation office:name="__Fieldmark__813_541005522"><dc:creator>Devin Ulibarri</dc:creator><dc:date>2017-01-12T11:20:20.357991868</dc:date><text:list text:continue-numbering="true" text:style-name=""><text:list-item><text:p text:style-name="P9"><text:span text:style-name="T13">Please add more sufficient detail for the *implications*</text:span></text:p></text:list-item></text:list></office:annotation>Starting to work more with Open Source Programs because: Work with just Open Source Programs could make the lessons much more interesting, so why not use them?!<office:annotation-end office:name="__Fieldmark__813_541005522"/></text:p>
          </table:table-cell>
        </table:table-row>
        <table:table-row>
          <table:table-cell table:style-name="Table2.A1" office:value-type="string">
            <text:p text:style-name="P7">“Free Software is not just a technical question; it is an ethical, social, and political question. It is a question of the human rights that the users of software ought to have. Freedom and cooperation are essential values of Free Software. The GNU System implements these values and the principle of sharing, since sharing is good and beneficial to human progress.” (Source 3)</text:p>
          </table:table-cell>
          <table:table-cell table:style-name="Table2.A1" office:value-type="string">
            <text:p text:style-name="Table_20_Contents"><office:annotation office:name="__Fieldmark__814_541005522"><dc:creator>Devin Ulibarri</dc:creator><dc:date>2017-01-12T11:21:26.433220431</dc:date><text:list text:continue-numbering="true" text:style-name=""><text:list-item><text:p text:style-name="P9"><text:span text:style-name="T13">grammar</text:span></text:p></text:list-item></text:list></office:annotation>For me is Open Source not just that everybody can look at the code it is that everybody can do with it what he wants and everybody can share it as he wants.<office:annotation-end office:name="__Fieldmark__814_541005522"/></text:p>
          </table:table-cell>
          <table:table-cell table:style-name="Table2.C1" office:value-type="string">
            <text:p text:style-name="Table_20_Contents">Open Source is a good thing for school because it <office:annotation office:name="__Fieldmark__815_541005522"><dc:creator>Devin Ulibarri</dc:creator><dc:date>2017-01-12T11:21:37.400270850</dc:date><text:list text:continue-numbering="true" text:style-name=""><text:list-item><text:p text:style-name="P9"><text:span text:style-name="T13">Combine?</text:span></text:p></text:list-item></text:list></office:annotation>combinate <office:annotation-end office:name="__Fieldmark__815_541005522"/>Freedom, cooperative and PC in one thing.</text:p>
          </table:table-cell>
        </table:table-row>
        <table:table-row>
          <table:table-cell table:style-name="Table2.A1" office:value-type="string">
            <text:p text:style-name="Table_20_Contents"><text:span text:style-name="Absatz-Standardschriftart"><text:span text:style-name="T11">“</text:span></text:span><text:span text:style-name="apple-converted-space"><text:span text:style-name="T11"> </text:span></text:span><text:span text:style-name="Absatz-Standardschriftart"><text:span text:style-name="T11">As a result, today it is possible for anyone to use a computer in freedom.” (Source 3)</text:span></text:span></text:p>
          </table:table-cell>
          <table:table-cell table:style-name="Table2.A1" office:value-type="string">
            <text:p text:style-name="Table_20_Contents">Today everybody can use a PC for that what he wants without the limits that Microsoft etc. make into their system, thanks to the GNU and Linux. It <text:soft-page-break/>is not important who you are or how much money do you have you can exactly do what you want with your pc with the system if you are a hacker or a researcher.</text:p>
          </table:table-cell>
          <table:table-cell table:style-name="Table2.C1" office:value-type="string">
            <text:p text:style-name="Table_20_Contents"><office:annotation office:name="__Fieldmark__816_541005522"><dc:creator>Devin Ulibarri</dc:creator><dc:date>2017-01-12T11:22:20.081432471</dc:date><text:list text:continue-numbering="true" text:style-name=""><text:list-item><text:p text:style-name="P9"><text:span text:style-name="T13">Please add more detail.</text:span></text:p></text:list-item><text:list-item><text:p text:style-name="P9"><text:span text:style-name="T13"/></text:p></text:list-item><text:list-item><text:p text:style-name="P9"><text:span text:style-name="T13">What is the benefit for schools?</text:span></text:p></text:list-item></text:list></office:annotation>If a school would use Open Source Software it wouldn´t important how big it is, where it is or how much money it has it could just do with it what it <text:soft-page-break/>want<office:annotation-end office:name="__Fieldmark__816_541005522"/></text:p>
          </table:table-cell>
        </table:table-row>
        <table:table-row>
          <table:table-cell table:style-name="Table2.A1" office:value-type="string">
            <text:p text:style-name="Table_20_Contents">Summary:</text:p>
            <text:p text:style-name="Table_20_Contents"/>
            <text:p text:style-name="Table_20_Contents"><office:annotation office:name="__Fieldmark__817_541005522"><dc:creator>Devin Ulibarri</dc:creator><dc:date>2017-01-12T11:22:48.725297239</dc:date><text:list text:continue-numbering="true" text:style-name=""><text:list-item><text:p text:style-name="P9"><text:span text:style-name="T13">Summarize the quotes objectively, please.</text:span></text:p></text:list-item></text:list></office:annotation>OpenSource is the Freedom everybody should have to do what you want for free.<office:annotation-end office:name="__Fieldmark__817_541005522"/></text:p>
            <text:p text:style-name="Table_20_Contents"/>
          </table:table-cell>
          <table:table-cell table:style-name="Table2.A1" office:value-type="string">
            <text:p text:style-name="Table_20_Contents">Summary:</text:p>
            <text:p text:style-name="Table_20_Contents"/>
            <text:p text:style-name="Table_20_Contents">It would be really useful to use more Open Source things at the School and the students would learn also more things that are important and wouldn´t be influenced by big companies like Microsoft with MS Office and Windows.</text:p>
          </table:table-cell>
          <table:table-cell table:style-name="Table2.C1" office:value-type="string">
            <text:p text:style-name="Table_20_Contents">Summary:</text:p>
            <text:p text:style-name="Table_20_Contents">If a school would use Open Source the lessons would be much more interesting, the school would have more money, it could do what it wants with the software and the students would have more things to test and more thing they can use at home.</text:p>
          </table:table-cell>
        </table:table-row>
        <table:table-row>
          <table:table-cell table:style-name="Table2.C1" table:number-columns-spanned="3" office:value-type="string">
            <text:p text:style-name="Table_20_Contents">Summary:</text:p>
            <text:p text:style-name="Table_20_Contents"/>
            <text:p text:style-name="Table_20_Contents"><office:annotation office:name="__Fieldmark__818_541005522"><dc:creator>Devin Ulibarri</dc:creator><dc:date>2017-01-12T11:24:46.754779204</dc:date><text:list text:continue-numbering="true" text:style-name=""><text:list-item><text:p text:style-name="P9"><text:span text:style-name="T13">Please be more detailed in your summary.</text:span></text:p></text:list-item></text:list></office:annotation>If more schools would use just Open Source Software the school would have more money and happier students that learn more and better things and also the students wouldn´t influenced by somebody. And it wouldn´t be important where the school is and what the school wants to do because nobody would ask such things by Open Source programs.<office:annotation-end office:name="__Fieldmark__818_541005522"/></text:p>
            <text:p text:style-name="Table_20_Contents"/>
            <text:p text:style-name="Table_20_Contents"/>
          </table:table-cell>
          <table:covered-table-cell/>
          <table:covered-table-cell/>
        </table:table-row>
      </table:table>
      <text:p text:style-name="P2"/>
      <text:p text:style-name="Standard"><text:span text:style-name="Absatz-Standardschriftart"><text:span text:style-name="T12">Source1: </text:span></text:span><text:a xlink:type="simple" xlink:href="https://www.gnu.org/education/education.html" office:target-frame-name="_top" xlink:show="replace"><text:span text:style-name="Hyperlink"><text:span text:style-name="T12">https://www.gnu.org/education/education.html</text:span></text:span></text:a><text:span text:style-name="Absatz-Standardschriftart"><text:span text:style-name="T12"> </text:span></text:span></text:p>
      <text:p text:style-name="Standard"><text:span text:style-name="Absatz-Standardschriftart"><text:span text:style-name="T12">Source2:</text:span></text:span> <text:a xlink:type="simple" xlink:href="https://www.gnu.org/education/edu-schools.html" office:target-frame-name="_top" xlink:show="replace"><text:span text:style-name="Hyperlink"><text:span text:style-name="T12">https://www.gnu.org/education/edu-schools.html</text:span></text:span></text:a><text:span text:style-name="Absatz-Standardschriftart"><text:span text:style-name="T12"> </text:span></text:span></text:p>
      <text:p text:style-name="Standard"><text:span text:style-name="Absatz-Standardschriftart"><text:span text:style-name="T12">Source3: </text:span></text:span><text:a xlink:type="simple" xlink:href="https://www.gnu.org/education/education.html" office:target-frame-name="_top" xlink:show="replace"><text:span text:style-name="Hyperlink"><text:span text:style-name="T12">https://www.gnu.org/education/education.html</text:span></text:span></text:a><text:span text:style-name="Absatz-Standardschriftart"><text:span text:style-name="T12">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Droid Sans" svg:font-family="'Droid 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Lucida Grande" svg:font-family="'Lucida Grande'" style:font-family-generic="system" style:font-pitch="variable"/>
    <style:font-face style:name="Times" svg:font-family="Time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fo:font-family="Times" style:font-family-generic="system" style:font-pitch="variable" style:font-name-asian="Times" style:font-family-asian="Times" style:font-family-generic-asian="system"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Überschrift_20_1" style:display-name="Überschrift 1" style:family="paragraph" style:parent-style-name="Heading" style:next-style-name="Text_20_body" style:default-outline-level="1">
      <style:paragraph-properties fo:text-align="center" style:justify-single-word="false" fo:hyphenation-ladder-count="no-limit"/>
      <style:text-properties fo:font-weight="bold" style:font-weight-asian="bold" style:font-weight-complex="bold" fo:hyphenate="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color="#808080" fo:font-weight="bold" style:font-weight-asian="bold" style:font-weight-complex="bold" fo:hyphenate="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text-align="center" style:justify-single-word="false" fo:hyphenation-ladder-count="no-limit"/>
      <style:text-properties fo:color="#808080" fo:font-style="italic" fo:font-weight="bold" style:font-style-asian="italic" style:font-weight-asian="bold" style:font-style-complex="italic" style:font-weight-complex="bold"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e" style:family="paragraph" style:parent-style-name="Text_20_body">
      <style:paragraph-properties fo:hyphenation-ladder-count="no-limit"/>
      <style:text-properties style:font-name-complex="Lohit Marathi" style:font-family-complex="'Lohit Marathi'" style:font-family-generic-complex="system" style:font-pitch-complex="variable" fo:hyphenate="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name-complex="Lohit Marathi" style:font-family-complex="'Lohit Marath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Marathi" style:font-family-complex="'Lohit Marathi'" style:font-family-generic-complex="system" style:font-pitch-complex="variable" fo:hyphenate="false"/>
    </style:style>
    <style:style style:name="Kopfzeile" style:family="paragraph" style:parent-style-name="Standard">
      <style:paragraph-properties fo:text-align="end" style:justify-single-word="false" fo:hyphenation-ladder-count="no-limit">
        <style:tab-stops>
          <style:tab-stop style:position="3in" style:type="center"/>
          <style:tab-stop style:position="6in" style:type="right"/>
        </style:tab-stops>
      </style:paragraph-properties>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fo:hyphenate="false"/>
    </style:style>
    <style:style style:name="Fußzeile" style:family="paragraph" style:parent-style-name="Standard">
      <style:paragraph-properties fo:hyphenation-ladder-count="no-limit">
        <style:tab-stops>
          <style:tab-stop style:position="3in" style:type="center"/>
          <style:tab-stop style:position="6in" style:type="right"/>
        </style:tab-stops>
      </style:paragraph-properties>
      <style:text-properties fo:hyphenate="false"/>
    </style:style>
    <style:style style:name="Sprechblasentext" style:family="paragraph" style:parent-style-name="Standard">
      <style:paragraph-properties fo:hyphenation-ladder-count="no-limi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fo:hyphenate="false"/>
    </style:style>
    <style:style style:name="Table_20_Contents" style:display-name="Table Contents" style:family="paragraph" style:parent-style-name="Standard" style:class="extra">
      <style:paragraph-properties fo:margin-top="0.0201in" fo:margin-bottom="0.0201in" style:contextual-spacing="false" fo:hyphenation-ladder-count="no-limit" text:number-lines="false" text:line-number="0"/>
      <style:text-properties style:font-name="Liberation Serif" fo:font-family="'Liberation Serif'" style:font-family-generic="roman" style:font-pitch="variable" fo:font-size="11pt" style:font-name-asian="Liberation Serif" style:font-family-asian="'Liberation Serif'" style:font-family-generic-asian="roman" style:font-pitch-asian="variable" style:font-size-asian="11pt" style:font-name-complex="Liberation Serif" style:font-family-complex="'Liberation Serif'" style:font-family-generic-complex="roman" style:font-pitch-complex="variable"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Untertitel" style:family="paragraph" style:parent-style-name="Heading" style:next-style-name="Text_20_body">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Header" style:display-name="Table Header" style:family="paragraph" style:parent-style-name="Table_20_Heading">
      <style:paragraph-properties fo:text-align="start" style:justify-single-word="false" fo:hyphenation-ladder-count="no-limit"/>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Balloon_20_Text_20_Char" style:display-name="Balloon Text Char" style:family="tex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le-converted-space" style:family="text" style:parent-style-name="Absatz-Standardschriftar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ußzeile">
      <style:paragraph-properties fo:text-align="end" style:justify-single-word="false"/>
    </style:style>
    <style:style style:name="MT1" style:family="text">
      <style:text-properties fo:font-size="11pt" fo:font-style="italic" style:font-size-asian="11pt" style:font-style-asian="italic"/>
    </style:style>
    <style:style style:name="MT2" style:family="text">
      <style:text-properties style:font-name="FreeMono" fo:font-size="9pt" style:font-size-asian="9pt"/>
    </style:style>
    <style:style style:name="MT3" style:family="text">
      <style:text-properties fo:font-size="9pt" fo:font-style="italic" style:font-size-asian="9pt" style:font-style-asian="italic"/>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8in" fo:margin-right="0.8in" style:writing-mode="lr-tb" style:footnote-max-height="0in">
        <style:footnote-sep style:width="0.0071in" style:line-style="solid" style:adjustment="left" style:rel-width="33%" style:color="#000000"/>
      </style:page-layout-properties>
      <style:header-style>
        <style:header-footer-properties fo:min-height="0.2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Kopfzeile"><text:span text:style-name="Absatz-Standardschriftart"><text:span text:style-name="MT1">Triple Entry Journal for Research and Analysis <text:s/>(Devin Ulibarri 2016-12-06)</text:span></text:span></text:p>
        <text:p text:style-name="Kopfzeile"><text:span text:style-name="Absatz-Standardschriftart"><text:span text:style-name="MT1">Template is licensed under a CC-by-SA license – </text:span></text:span><text:a xlink:type="simple" xlink:href="https://creativecommons.org/licenses/by-sa/4.0/" office:target-frame-name="_top" xlink:show="replace"><text:span text:style-name="Absatz-Standardschriftart"><text:span text:style-name="MT1">https://creativecommons.org/licenses/by-sa/4.0/</text:span></text:span></text:a></text:p>
        <text:p text:style-name="Kopfzeile"><draw:frame draw:style-name="Mfr1" draw:name="Image1" text:anchor-type="paragraph" svg:x="-0.1516in" svg:y="6.6626in" svg:width="0.7362in" style:rel-width="scale" svg:height="0.7362in" style:rel-height="scale" draw:z-index="3"><draw:image xlink:href="Pictures/100000000000003500000035114C94C9.png" xlink:type="simple" xlink:show="embed" xlink:actuate="onLoad"/></draw:frame>Content is the copyright of their respective authors.</text:p>
      </style:header>
      <style:footer>
        <text:p text:style-name="MP1"><text:span text:style-name="Absatz-Standardschriftart"><text:span text:style-name="MT2">Link to Template Source is </text:span></text:span><text:a xlink:type="simple" xlink:href="https://owncloud.libretools.com/index.php/s/dVD8y5aE8yQDVDr" office:target-frame-name="_top" xlink:show="replace"><text:span text:style-name="Absatz-Standardschriftart"><text:span text:style-name="MT2">https://owncloud.libretools.com/index.php/s/dVD8y5aE8yQDVDr</text:span></text:span></text:a><text:span text:style-name="Absatz-Standardschriftart"><text:span text:style-name="MT3"> – Page </text:span></text:span><text:span text:style-name="Absatz-Standardschriftart"><text:span text:style-name="MT3"><text:page-number text:select-page="current">4</text:page-number></text:span></text:span><text:span text:style-name="Absatz-Standardschriftart"><text:span text:style-name="MT3"> of </text:span></text:span><text:span text:style-name="Absatz-Standardschriftart"><text:span text:style-name="MT3"><text:page-count style:num-format="1">4</text:page-count></text:span></text:span></text:p>
        <text:p text:style-name="Fußzei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Triple Entry Journal Tmplate</dc:title>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meta:initial-creator>Devin Ulibarri</meta:initial-creator>
    <dc:creator>Devin Ulibarri</dc:creator>
    <meta:creation-date>2017-01-11T23:25:00Z</meta:creation-date>
    <dc:date>2017-01-12T11:24:59.888411840</dc:date>
    <meta:editing-cycles>4</meta:editing-cycles>
    <meta:editing-duration>P0D</meta:editing-duration>
    <meta:document-statistic meta:table-count="2" meta:image-count="1" meta:object-count="0" meta:page-count="4" meta:paragraph-count="58" meta:word-count="1276" meta:character-count="7491" meta:non-whitespace-character-count="6290"/>
    <meta:template xlink:type="simple" xlink:actuate="onRequest" xlink:title="" xlink:href="../4823999492128768_1484207285_OpenSourceAtSchools.odt/Normal"/>
  </office:meta>
</office:document-meta>
</file>